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Segoe UI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text-properties style:font-name="Segoe UI Semibold" fo:font-size="13pt" style:font-size-asian="13pt" style:font-size-complex="13pt"/>
    </style:style>
    <style:style style:name="T1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" style:family="text">
      <style:text-properties style:text-position="super 58%"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 Semibol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38cm" svg:height="3.257cm" svg:x="1.524cm" svg:y="1.016cm">
          <draw:text-box>
            <text:p><text:span text:style-name="T1">C: They parted My garments among them, </text:span></text:p>
            <text:p><text:span text:style-name="T1"><text:s text:c="4"/></text:span><text:span text:style-name="T1">and cast lots for My clo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6.858cm" svg:x="1.524cm" svg:y="0.762cm">
          <draw:text-box>
            <text:p text:style-name="P3"><text:span text:style-name="T2">Psalm 22</text:span></text:p>
            <text:p><text:span text:style-name="T3">1</text:span><text:span text:style-name="T1">My God, my God, why have you forsaken me?</text:span></text:p>
            <text:p><text:span text:style-name="T1">Why are you so far from saving me, </text:span></text:p>
            <text:p><text:span text:style-name="T1">from the words of my groan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146cm" svg:height="7.766cm" svg:x="1.524cm" svg:y="0.762cm">
          <draw:text-box>
            <text:p><text:span text:style-name="T3">2</text:span><text:span text:style-name="T1">O my God, I cry by day, </text:span></text:p>
            <text:p><text:span text:style-name="T1">but you do not answer,</text:span></text:p>
            <text:p><text:span text:style-name="T1">and by night, but I find no rest.</text:span></text:p>
            <text:p><text:span text:style-name="T3">3</text:span><text:span text:style-name="T1">Yet you are holy, enthroned on the praises of Isra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5.146cm" svg:height="7.766cm" svg:x="1.524cm" svg:y="0.762cm">
          <draw:text-box>
            <text:p><text:span text:style-name="T3">4</text:span><text:span text:style-name="T1">In you our fathers trusted; </text:span></text:p>
            <text:p><text:span text:style-name="T1">they trusted, and you delivered them.</text:span></text:p>
            <text:p><text:span text:style-name="T3">5</text:span><text:span text:style-name="T1">To you they cried and were rescued;</text:span></text:p>
            <text:p><text:span text:style-name="T1">in you they trusted </text:span></text:p>
            <text:p><text:span text:style-name="T1">and were not put to sh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4.892cm" svg:height="7.766cm" svg:x="1.524cm" svg:y="0.762cm">
          <draw:text-box>
            <text:p><text:span text:style-name="T3">6</text:span><text:span text:style-name="T1">But I am a worm and not a man,</text:span></text:p>
            <text:p><text:span text:style-name="T1">scorned by mankind </text:span></text:p>
            <text:p><text:span text:style-name="T1">and despised by the people.</text:span></text:p>
            <text:p><text:span text:style-name="T3">7</text:span><text:span text:style-name="T1">All who see me mock me; they make mouths at me; they wag their head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7" draw:layer="layout" svg:width="24.892cm" svg:height="7.766cm" svg:x="1.524cm" svg:y="0.762cm">
          <draw:text-box>
            <text:p><text:span text:style-name="T3">8</text:span><text:span text:style-name="T1">“He trusts in the LORD; let him deliver him;</text:span></text:p>
            <text:p><text:span text:style-name="T1">let him rescue him, for he delights in him!”</text:span></text:p>
            <text:p><text:span text:style-name="T3">9</text:span><text:span text:style-name="T1">Yet you are he who took me from the womb;</text:span></text:p>
            <text:p><text:span text:style-name="T1">you made me trust you at my mother’s brea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24.892cm" svg:height="6.263cm" svg:x="1.524cm" svg:y="0.762cm">
          <draw:text-box>
            <text:p><text:span text:style-name="T3">10</text:span><text:span text:style-name="T1">On you was I cast from my birth, and from my mother’s womb you have been my God.</text:span></text:p>
            <text:p><text:span text:style-name="T3">11</text:span><text:span text:style-name="T1">Be not far from me, for trouble is near,</text:span></text:p>
            <text:p><text:span text:style-name="T1">and there is none to help</text:span><text:span text:style-name="T4">.</text:span><text:span text:style-name="T1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12</text:span><text:span text:style-name="T1">Many bulls encompass me; </text:span></text:p>
            <text:p><text:span text:style-name="T1">strong bulls of Bashan surround me;</text:span></text:p>
            <text:p><text:span text:style-name="T3">13</text:span><text:span text:style-name="T1">they open wide their mouths at me,</text:span></text:p>
            <text:p><text:span text:style-name="T1">like a ravening and roaring l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14</text:span><text:span text:style-name="T1">I am poured out like water,</text:span></text:p>
            <text:p><text:span text:style-name="T1">and all my bones are out of joint;</text:span></text:p>
            <text:p><text:span text:style-name="T1">my heart is like wax;</text:span></text:p>
            <text:p><text:span text:style-name="T1">it is melted within my breas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1" draw:layer="layout" svg:width="24.892cm" svg:height="4.76cm" svg:x="1.524cm" svg:y="0.762cm">
          <draw:text-box>
            <text:p><text:span text:style-name="T3">15</text:span><text:span text:style-name="T1">my strength is dried up like a potsherd,</text:span></text:p>
            <text:p><text:span text:style-name="T1">and my tongue sticks to my jaws;</text:span></text:p>
            <text:p><text:span text:style-name="T1">you lay me in the dust of d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7" draw:layer="layout" svg:width="24.892cm" svg:height="7.766cm" svg:x="1.524cm" svg:y="0.762cm">
          <draw:text-box>
            <text:p><text:span text:style-name="T3">16</text:span><text:span text:style-name="T1">For dogs encompass me;</text:span></text:p>
            <text:p><text:span text:style-name="T1">a company of evildoers encircles me;</text:span></text:p>
            <text:p><text:span text:style-name="T1">they have pierced my hands and feet—</text:span></text:p>
            <text:p><text:span text:style-name="T3">17</text:span><text:span text:style-name="T1">I can count all my bones—</text:span></text:p>
            <text:p><text:span text:style-name="T1">they stare and gloat over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18</text:span><text:span text:style-name="T1">they divide my garments among them,</text:span></text:p>
            <text:p><text:span text:style-name="T1">and for my clothing they cast lots.</text:span></text:p>
            <text:p><text:span text:style-name="T3">19</text:span><text:span text:style-name="T1">But you, O LORD, do not be far off!</text:span></text:p>
            <text:p><text:span text:style-name="T1">O you my help, come quickly to my ai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1" draw:layer="layout" svg:width="24.892cm" svg:height="7.766cm" svg:x="1.524cm" svg:y="0.762cm">
          <draw:text-box>
            <text:p><text:span text:style-name="T3">20</text:span><text:span text:style-name="T1">Deliver my soul from the sword,</text:span></text:p>
            <text:p><text:span text:style-name="T1">my precious life from the power of the dog!</text:span></text:p>
            <text:p><text:span text:style-name="T3">21</text:span><text:span text:style-name="T1">Save me from the mouth of the lion!</text:span></text:p>
            <text:p><text:span text:style-name="T1">You have rescued me from the horns</text:span></text:p>
            <text:p><text:span text:style-name="T1">of the wild oxe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" draw:text-style-name="P7" draw:layer="layout" svg:width="24.892cm" svg:height="4.76cm" svg:x="1.524cm" svg:y="0.762cm">
          <draw:text-box>
            <text:p><text:span text:style-name="T3">22</text:span><text:span text:style-name="T1">I will tell of your name to my brothers;</text:span></text:p>
            <text:p><text:span text:style-name="T1">in the midst of the congregation I will praise you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23</text:span><text:span text:style-name="T1">You who fear the LORD, praise him!</text:span></text:p>
            <text:p><text:span text:style-name="T1">All you offspring of Jacob, glorify him,</text:span></text:p>
            <text:p><text:span text:style-name="T1">and stand in awe of him, </text:span></text:p>
            <text:p><text:span text:style-name="T1">all you offspring of Israe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24</text:span><text:span text:style-name="T1">For he has not despised or abhorred</text:span></text:p>
            <text:p><text:span text:style-name="T1">the affliction of the afflicted,</text:span></text:p>
            <text:p><text:span text:style-name="T1">and he has not hidden his face from him,</text:span></text:p>
            <text:p><text:span text:style-name="T1">but has heard, when he cried to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" draw:text-style-name="P1" draw:layer="layout" svg:width="24.892cm" svg:height="6.263cm" svg:x="1.524cm" svg:y="0.762cm">
          <draw:text-box>
            <text:p><text:span text:style-name="T3">25</text:span><text:span text:style-name="T1">From you comes my praise </text:span></text:p>
            <text:p><text:span text:style-name="T1">in the great congregation;</text:span></text:p>
            <text:p><text:span text:style-name="T1">my vows I will perform</text:span></text:p>
            <text:p><text:span text:style-name="T1">before those who fea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" draw:text-style-name="P7" draw:layer="layout" svg:width="24.892cm" svg:height="4.76cm" svg:x="1.524cm" svg:y="0.762cm">
          <draw:text-box>
            <text:p><text:span text:style-name="T3">26</text:span><text:span text:style-name="T1">The afflicted shall eat and be satisfied;</text:span></text:p>
            <text:p><text:span text:style-name="T1">those who seek him shall praise the LORD!</text:span></text:p>
            <text:p><text:span text:style-name="T1">May your hearts live forev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27</text:span><text:span text:style-name="T1">All the ends of the earth shall remember</text:span></text:p>
            <text:p><text:span text:style-name="T1">and turn to the LORD,</text:span></text:p>
            <text:p><text:span text:style-name="T1">and all the families of the nations</text:span></text:p>
            <text:p><text:span text:style-name="T1">shall worship before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3">28</text:span><text:span text:style-name="T1">For kingship belongs to the LORD,</text:span></text:p>
            <text:p><text:span text:style-name="T1">and he rules over the nations.</text:span></text:p>
            <text:p><text:span text:style-name="T3">29</text:span><text:span text:style-name="T1">All the prosperous of the earth</text:span></text:p>
            <text:p><text:span text:style-name="T1">eat and worship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5" draw:text-style-name="P7" draw:layer="layout" svg:width="24.892cm" svg:height="6.263cm" svg:x="1.524cm" svg:y="0.762cm">
          <draw:text-box>
            <text:p><text:span text:style-name="T1">before him shall bow </text:span></text:p>
            <text:p><text:span text:style-name="T1">all who go down to the dust,</text:span></text:p>
            <text:p><text:span text:style-name="T1">even the one who could not</text:span></text:p>
            <text:p><text:span text:style-name="T1">keep himself al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6" draw:text-style-name="P1" draw:layer="layout" svg:width="24.892cm" svg:height="4.76cm" svg:x="1.524cm" svg:y="0.762cm">
          <draw:text-box>
            <text:p><text:span text:style-name="T3">30</text:span><text:span text:style-name="T1">Posterity shall serve him;</text:span></text:p>
            <text:p><text:span text:style-name="T1">it shall be told of the Lord</text:span></text:p>
            <text:p><text:span text:style-name="T1">to the coming generatio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6" draw:text-style-name="P1" draw:layer="layout" svg:width="24.892cm" svg:height="4.76cm" svg:x="1.524cm" svg:y="0.762cm">
          <draw:text-box>
            <text:p><text:span text:style-name="T3">31</text:span><text:span text:style-name="T1">they shall come and proclaim his righteousness to a people yet unborn,</text:span></text:p>
            <text:p><text:span text:style-name="T1">that he has done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4.638cm" svg:height="3.257cm" svg:x="1.524cm" svg:y="1.016cm">
          <draw:text-box>
            <text:p><text:span text:style-name="T1">C: They parted My garments among them, </text:span></text:p>
            <text:p><text:span text:style-name="T1"><text:s text:c="4"/></text:span><text:span text:style-name="T1">and cast lots for My clo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20:44:02.039000000</meta:creation-date>
    <dc:date>2018-03-27T15:45:55.665000000</dc:date>
    <meta:editing-duration>PT59M50S</meta:editing-duration>
    <meta:editing-cycles>3</meta:editing-cycles>
    <meta:generator>LibreOffice/6.0.1.1$Windows_X86_64 LibreOffice_project/60bfb1526849283ce2491346ed2aa51c465abfe6</meta:generator>
    <meta:document-statistic meta:object-count="93"/>
  </office:meta>
</office:document-meta>
</file>